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8cm" table:align="left"/>
    </style:style>
    <style:style style:name="Tabella1.A" style:family="table-column">
      <style:table-column-properties style:column-width="5.403cm"/>
    </style:style>
    <style:style style:name="Tabella1.B" style:family="table-column">
      <style:table-column-properties style:column-width="12.598cm"/>
    </style:style>
    <style:style style:name="Tabella1.A1" style:family="table-cell">
      <style:table-cell-properties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Table_20_Contents">
      <style:paragraph-properties fo:text-align="start" style:justify-single-word="false"/>
    </style:style>
    <style:style style:name="P6"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text2tmx: Manual del Usatores</text:p>
      <text:p text:style-name="Horizontal_20_Line"/>
      <table:table table:name="Tabella1" table:style-name="Tabella1">
        <table:table-column table:style-name="Tabella1.A"/>
        <table:table-column table:style-name="Tabella1.B"/>
        <table:table-row>
          <table:table-cell table:style-name="Tabella1.A1" office:value-type="string">
            <text:p text:style-name="P5"><text:span text:style-name="T1">Titulo:</text:span> </text:p>
          </table:table-cell>
          <table:table-cell table:style-name="Tabella1.A1" office:value-type="string">
            <text:p text:style-name="P5">Bitext2tmx: Bitext alineator/editor</text:p>
          </table:table-cell>
        </table:table-row>
        <table:table-row>
          <table:table-cell table:style-name="Tabella1.A1" office:value-type="string">
            <text:p text:style-name="P5"><text:span text:style-name="T1">Autores:</text:span> </text:p>
          </table:table-cell>
          <table:table-cell table:style-name="Tabella1.A1" office:value-type="string">
            <text:p text:style-name="P5">Susana Santos Antón, Sergio Ortíz Rojas, Raymond Martin </text:p>
          </table:table-cell>
        </table:table-row>
        <table:table-row>
          <table:table-cell table:style-name="Tabella1.A1" office:value-type="string">
            <text:p text:style-name="P5"><text:span text:style-name="T1">Compania:</text:span> </text:p>
          </table:table-cell>
          <table:table-cell table:style-name="Tabella1.A1" office:value-type="string">
            <text:p text:style-name="P5">Grup Transducens, Universitat d'Alacant, Spain </text:p>
          </table:table-cell>
        </table:table-row>
        <table:table-row>
          <table:table-cell table:style-name="Tabella1.A1" office:value-type="string">
            <text:p text:style-name="P5"><text:span text:style-name="T1">Recognitiones</text:span> </text:p>
          </table:table-cell>
          <table:table-cell table:style-name="Tabella1.A1" office:value-type="string">
            <text:p text:style-name="P5">Version original supportate per le Ministerio del Scientia e Technologia de Espania per concession TIC2003-08681-C02-01</text:p>
          </table:table-cell>
        </table:table-row>
        <table:table-row>
          <table:table-cell table:style-name="Tabella1.A1" office:value-type="string">
            <text:p text:style-name="P5"><text:span text:style-name="T1">description:</text:span> </text:p>
          </table:table-cell>
          <table:table-cell table:style-name="Tabella1.A1" office:value-type="string">
            <text:p text:style-name="P5">Utilitate Bitext Alineator/Editor</text:p>
          </table:table-cell>
        </table:table-row>
      </table:table>
      <text:p text:style-name="Horizontal_20_Line"/>
      <text:h text:style-name="Heading_20_2" text:outline-level="2">Le interfacie del usator </text:h>
      <text:p text:style-name="Text_20_body">Le interfacie consiste de un fenestra principal con le vistas del tabella del segmentos fonte/destination, areas de texto pro le segmentos seligite, barra del menu e buttones de function.</text:p>
      <text:p text:style-name="Text_20_body">Ab le fenestra de dialogo de selection Fonte/Destination, accessibile per le commando del menu <text:span text:style-name="T2">Aperi...</text:span> in le menu <text:span text:style-name="T2">File</text:span>, on pote seliger le files de texto Fonte e Destination, assi con lor linguas correspondente.</text:p>
      <text:p text:style-name="Text_20_body">Le application segmenta le texto secundo un series de regulas, e tum monstra le duos textos alineate. <text:line-break/>In le menu  <text:span text:style-name="T2">Preparationes</text:span>  pote esser seligite<text:span text:style-name="T2">interruption de linea</text:span> per le qual segmentar le texto</text:p>
      <text:p text:style-name="Text_20_body">Il es possibile corriger le alineamento con le buttones <text:span text:style-name="T2">Uni</text:span>, <text:span text:style-name="T2">Dele</text:span>, e <text:span text:style-name="T2">Finde</text:span>. Il ha le collectiones duplice de iste buttones pro texto fonte e le texto de destination. Nota: mesmo si le columna del latere fonte es seligite, si uno del buttones del latere de destination es pulsate, le action essera applicate al rango seligite sed in le columna correspondente al collection de buttones.</text:p>
      <text:list xml:id="list5417567478716052441" text:style-name="L1">
        <text:list-item>
          <text:p text:style-name="P3"><text:span text:style-name="T2">Uni</text:span>: Uni le rango seligite con le uno sequente.</text:p>
        </text:list-item>
        <text:list-item>
          <text:p text:style-name="P3"><text:span text:style-name="T2">Dele</text:span>: Dele le rango seligite.</text:p>
        </text:list-item>
        <text:list-item>
          <text:p text:style-name="P1"><text:span text:style-name="T2">Finde</text:span>: un vice que es seligite un rango, tu debe indicar su puncto de division; tu debe sol cliccar in le cassa de modifica ante le position ubi tu desira finder le segmento. Nota que, si le puncto de division non es seligite, le rango essera partite in position 0, id es, le toto rango essera descendite a basso como si tu introduceva un linea blanc (il pote esser utile pro abassar omne le rangos de un o plus positiones).</text:p>
        </text:list-item>
      </text:list>
      <text:p text:style-name="Text_20_body">Altere Buttones:</text:p>
      <text:list xml:id="list8624639171253915707" text:style-name="L2">
        <text:list-item>
          <text:p text:style-name="P4"><text:span text:style-name="T2">Finde UT</text:span>: seligite un rango, separa le unitate de traduction in duo nove unitates cata del qual illo essera alineate e un rango blanc.</text:p>
        </text:list-item>
        <text:list-item>
          <text:p text:style-name="P2"><text:span text:style-name="T2">Dele le Rangos Blanc</text:span>: Dele omne rangos blanc seligite in le TMX.</text:p>
        </text:list-item>
      </text:list>
      <text:p text:style-name="Text_20_body">Con le option <text:span text:style-name="T2">Salva</text:span> es generate le TMX (in le version 1.1). Tu pote voler usar le TMX resultante ut input pro un memoria de traduction particular capabile instrumento; fa te secur que le lingua del texto fonte seligite in Bitext2tmx es le mesme ut le uno del lingua seligite del texto fonte in le application. Assi, in le testa del TMX generate per Bitext2tmx, debe apparer in <text:span text:style-name="T2">srclang</text:span> le codice del lingua fonte, e il debe esser identic al lingua fonte seligite quando un projecto es create.</text:p>
      <text:p text:style-name="Text_20_body"><text:soft-page-break/><text:span text:style-name="T2">Advertimento:</text:span> con le option <text:span text:style-name="T2">Aborta</text:span> tote le cambios essera perdite e nihil es genera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a"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a" fo:country="non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text2tmx: Manual del Usatores</dc:title>
    <meta:document-statistic meta:table-count="1" meta:image-count="0" meta:object-count="0" meta:page-count="2" meta:paragraph-count="24" meta:word-count="436" meta:character-count="2539"/>
    <meta:generator>OpenOffice/4.0.1$Win32 OpenOffice.org_project/401m5$Build-9714</meta:generator>
  </office:meta>
</office:document-meta>
</file>